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9bb" officeooo:paragraph-rsid="00122846"/>
    </style:style>
    <style:style style:name="P2" style:family="paragraph" style:parent-style-name="Standard">
      <style:text-properties officeooo:paragraph-rsid="00122846"/>
    </style:style>
    <style:style style:name="P3" style:family="paragraph" style:parent-style-name="Standard" style:master-page-name="Standard">
      <style:paragraph-properties style:page-number="auto"/>
      <style:text-properties officeooo:paragraph-rsid="001228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<text:soft-page-break/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<text:soft-page-break/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2">#It is a honeypot file.</text:p>
      <text:p text:style-name="P2">#</text:p>
      <text:p text:style-name="P2">#if you accidently open this file, please keep the document as it is, or the software will sound #the alarm and kill the process.</text:p>
      <text:p text:style-name="P2">#So, please just close this file and exit to keep the directory safe.</text:p>
      <text:p text:style-name="P2">#Thank you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7:46:51.541178989</meta:creation-date>
    <dc:date>2020-05-27T17:48:15.657224522</dc:date>
    <meta:editing-duration>PT1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30" meta:word-count="1170" meta:character-count="6058" meta:non-whitespace-character-count="5018"/>
  </office:meta>
</office:document-meta>
</file>